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528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4.6535in"/>
    </style:style>
    <style:style style:name="co6" style:family="table-column">
      <style:table-column-properties fo:break-before="auto" style:column-width="2.152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4146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5075in" fo:break-before="auto" style:use-optimal-row-height="fals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1862in" fo:break-before="auto" style:use-optimal-row-height="false"/>
    </style:style>
    <style:style style:name="ro16" style:family="table-row">
      <style:table-row-properties style:row-height="0.35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ae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ae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vertical-align="to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ivendell Standard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Standard Data Interchange Forma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ternative Names:</text:p>
          </table:table-cell>
          <table:table-cell/>
          <table:table-cell table:style-name="ce13" office:value-type="string">
            <text:p>PowerGold, RadioTraffic.com, Music 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g Format – Sent from scheduler system to Rivendell</text:p>
          </table:table-cell>
          <table:table-cell/>
          <table:table-cell table:style-name="ce14"/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Event GUID. <text:s/>This value will be returned in the reconciliation report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6">
          <table:table-cell table:style-name="ce6" office:value-type="string" table:number-columns-spanned="3" table:number-rows-spanned="1">
            <text:p>Data is sent in the form of one file per station per day. <text:s/>Filename is of the form 'SSYYYYMMDD.EEE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7" office:value-type="string">
            <text:p>EEE</text:p>
          </table:table-cell>
          <table:table-cell table:style-name="ce17" office:value-type="string">
            <text:p>The file extension. <text:s/>This should be 'tfc' for all systems except Music 1, where it should be 'riv'.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style-name="ce7"/>
          <table:table-cell table:style-name="ce10" office:value-type="string" table:number-columns-spanned="2" table:number-rows-spanned="1">
            <text:p>For example, a log for the scheduler's station #3 for August 5th, 2009 would be named '0320090805.tfc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3">
          <table:table-cell table:style-name="ce3" office:value-type="string">
            <text:p>Reconciliation Format – returned from Rivendell to scheduler system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lternative Names:</text:p>
          </table:table-cell>
          <table:table-cell/>
          <table:table-cell table:style-name="ce13" office:value-type="string">
            <text:p>CounterPoint, PowerGold, RadioTraffic.com, Music 1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8"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6"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Event GUID, ASCII printable characters as provided by scheduler system. <text:s/>If event was manually inserted, this field will consist of all spaces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/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scheduler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elr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7">
          <table:table-cell table:style-name="ce7"/>
          <table:table-cell table:style-name="ce10" office:value-type="string" table:number-columns-spanned="2" table:number-rows-spanned="1">
            <text:p>For example, an AsPlayed report for the scheduler's station #3 for August 5th, 2009 would be named '0320090805.elr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 table:number-rows-repeated="654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unterPoint" table:style-name="ta2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1" table:number-columns-repeated="253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CounterPoint Schedule Data Interchange Formats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2">
          <table:table-cell table:style-name="ce2" office:value-type="string">
            <text:p>Alternative Names:</text:p>
          </table:table-cell>
          <table:table-cell table:style-name="ce5"/>
          <table:table-cell table:style-name="ce13" office:value-type="string">
            <text:p>WideOrbit Traffic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g Format – Sent from CounterPoint to Rivendell</text:p>
          </table:table-cell>
          <table:table-cell table:style-name="ce5"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REMARKS</text:p>
          </table:table-cell>
          <table:table-cell table:number-columns-repeated="1020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1">
            <text:p>11</text:p>
          </table:table-cell>
          <table:table-cell table:style-name="ce5" office:value-type="float" office:value="15">
            <text:p>15</text:p>
          </table:table-cell>
          <table:table-cell table:style-name="ce12" office:value-type="string">
            <text:p>Rivendell cart number, numeric, six digits max, right padded with spaces</text:p>
          </table:table-cell>
          <table:table-cell table:number-columns-repeated="1021"/>
        </table:table-row>
        <table:table-row table:style-name="ro9">
          <table:table-cell table:style-name="ce5" office:value-type="float" office:value="26">
            <text:p>26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table:style-name="ce5" office:value-type="float" office:value="61">
            <text:p>6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70">
            <text:p>70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Generic Element ISCI Code, right padded with spaces</text:p>
          </table:table-cell>
          <table:table-cell office:value-type="string">
            <text:p>Stored in 'EXT_EVENT_ID' field</text:p>
          </table:table-cell>
          <table:table-cell table:number-columns-repeated="1020"/>
        </table:table-row>
        <table:table-row table:style-name="ro13">
          <table:table-cell table:style-name="ce5" office:value-type="float" office:value="103">
            <text:p>103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, <text:s/>ASCII printable characters as provided by CounterPoint, right padded with spaces. <text:s/>This value will be returned in the reconciliation report.</text:p>
          </table:table-cell>
          <table:table-cell office:value-type="string">
            <text:p>Stored in 'EXT_DATA' field</text:p>
          </table:table-cell>
          <table:table-cell table:number-columns-repeated="1020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tfc</text:p>
          </table:table-cell>
          <table:table-cell table:style-name="ce17" office:value-type="string">
            <text:p>A literal '.cpi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CounterPoint's station #3 for August 5th, 2009 would be named '0320090805.cpi'.</text:p>
          </table:table-cell>
          <table:covered-table-cell table:style-name="ce17"/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3" office:value-type="string">
            <text:p>Reconciliation Format – returned from Rivendell to CounterPoint</text:p>
          </table:table-cell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start time in broken-down format --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start time in broken-down format –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Scheduled event length in broken-down format –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12" office:value-type="string">
            <text:p>Actual event playout length in broken-down format –i.e. 'HH:MM:SS'</text:p>
          </table:table-cell>
          <table:table-cell table:number-columns-repeated="1021"/>
        </table:table-row>
        <table:table-row table:style-name="ro9">
          <table:table-cell table:style-name="ce5" office:value-type="float" office:value="37">
            <text:p>37</text:p>
          </table:table-cell>
          <table:table-cell table:style-name="ce5" office:value-type="float" office:value="6">
            <text:p>6</text:p>
          </table:table-cell>
          <table:table-cell table:style-name="ce12" office:value-type="string">
            <text:p>Rivendell cart number, numeric, left padded with zeros</text:p>
          </table:table-cell>
          <table:table-cell table:number-columns-repeated="1021"/>
        </table:table-row>
        <table:table-row table:style-name="ro9">
          <table:table-cell table:style-name="ce5" office:value-type="float" office:value="44">
            <text:p>44</text:p>
          </table:table-cell>
          <table:table-cell table:style-name="ce5" office:value-type="float" office:value="34">
            <text:p>34</text:p>
          </table:table-cell>
          <table:table-cell table:style-name="ce12" office:value-type="string">
            <text:p>Cart title, right padded with spaces</text:p>
          </table:table-cell>
          <table:table-cell table:number-columns-repeated="1021"/>
        </table:table-row>
        <table:table-row table:style-name="ro14">
          <table:table-cell table:style-name="ce5" office:value-type="float" office:value="79">
            <text:p>79</text:p>
          </table:table-cell>
          <table:table-cell table:style-name="ce5" office:value-type="float" office:value="32">
            <text:p>32</text:p>
          </table:table-cell>
          <table:table-cell table:style-name="ce12" office:value-type="string">
            <text:p>Event GUID, ASCII printable characters as provided by CounterPoint. <text:s/>If event was manually inserted, this field will consist of all spaces.</text:p>
          </table:table-cell>
          <table:table-cell table:number-columns-repeated="1021"/>
        </table:table-row>
        <table:table-row table:style-name="ro5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15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5"/>
          <table:covered-table-cell table:style-name="ce12"/>
          <table:table-cell table:number-columns-repeated="1021"/>
        </table:table-row>
        <table:table-row table:style-name="ro16">
          <table:table-cell table:style-name="ce6" office:value-type="string" table:number-columns-spanned="3" table:number-rows-spanned="1">
            <text:p>Data is returned in the form of one file per station per day. <text:s/>Filename is of the form 'SSYYYYMMDD.elr', where:</text:p>
          </table:table-cell>
          <table:covered-table-cell table:style-name="ce11"/>
          <table:covered-table-cell table:style-name="ce12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CounterPoin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elr</text:p>
          </table:table-cell>
          <table:table-cell table:style-name="ce17" office:value-type="string">
            <text:p>A literal '.cpo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7">
          <table:table-cell table:style-name="ce7"/>
          <table:table-cell table:style-name="ce10" office:value-type="string" table:number-columns-spanned="2" table:number-rows-spanned="1">
            <text:p>For example, an AsPlayed report for CounterPoint's station #3 for August 5th, 2009 would be named '0320090805.cpo'.</text:p>
          </table:table-cell>
          <table:covered-table-cell table:style-name="ce17"/>
          <table:table-cell table:number-columns-repeated="1021"/>
        </table:table-row>
        <table:table-row table:style-name="ro5" table:number-rows-repeated="6549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sualTraffic" table:style-name="ta2" table:print="false">
        <office:forms form:automatic-focus="false" form:apply-design-mode="false"/>
        <table:table-column table:style-name="co1" table:default-cell-style-name="ce5"/>
        <table:table-column table:style-name="co4" table:default-cell-style-name="ce5"/>
        <table:table-column table:style-name="co5" table:default-cell-style-name="ce12"/>
        <table:table-column table:style-name="co1" table:number-columns-repeated="254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Rivendell VisualTraffic Schedule Data Interchange Format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Log Format – Sent from VisualTraffic to Rivendell</text:p>
          </table:table-cell>
          <table:table-cell/>
          <table:table-cell table:style-name="ce14"/>
          <table:table-cell table:number-columns-repeated="1021"/>
        </table:table-row>
        <table:table-row table:style-name="ro8">
          <table:table-cell table:style-name="ce4" office:value-type="string">
            <text:p>START</text:p>
          </table:table-cell>
          <table:table-cell table:style-name="ce4" office:value-type="string">
            <text:p>LENGTH</text:p>
          </table:table-cell>
          <table:table-cell table:style-name="ce15" office:value-type="string">
            <text:p>DESCRIPTION</text:p>
          </table:table-cell>
          <table:table-cell table:number-columns-repeated="1021"/>
        </table:table-row>
        <table:table-row table:style-name="ro9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Event start time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Rivendell cart number, numeric, six digits max, left padded with zeros</text:p>
          </table:table-cell>
          <table:table-cell table:number-columns-repeated="1021"/>
        </table:table-row>
        <table:table-row table:style-name="ro9"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string">
            <text:p>Cart title, right padded with spaces</text:p>
          </table:table-cell>
          <table:table-cell table:number-columns-repeated="1021"/>
        </table:table-row>
        <table:table-row table:style-name="ro9"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string">
            <text:p>Event length in broken-down format --i.e. 'HH:MM:SS'</text:p>
          </table:table-cell>
          <table:table-cell table:number-columns-repeated="1021"/>
        </table:table-row>
        <table:table-row table:style-name="ro9"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string">
            <text:p>Artist right padded with spaces</text:p>
          </table:table-cell>
          <table:table-cell table:number-columns-repeated="1021"/>
        </table:table-row>
        <table:table-row table:style-name="ro9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string">
            <text:p>Event length, in format MMSS.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9">
          <table:table-cell table:style-name="ce6" office:value-type="string" table:number-columns-spanned="3" table:number-rows-spanned="1">
            <text:p>All lines are terminated by a carriage return followed by a linefeed (ASCII 13/10).</text:p>
          </table:table-cell>
          <table:covered-table-cell table:style-name="ce8"/>
          <table:covered-table-cell table:style-name="ce16"/>
          <table:table-cell table:number-columns-repeated="1021"/>
        </table:table-row>
        <table:table-row table:style-name="ro11">
          <table:table-cell table:style-name="ce6" office:value-type="string" table:number-columns-spanned="3" table:number-rows-spanned="1">
            <text:p>Data is sent in the form of one file per station per day. <text:s/>Filename is of the form 'SSYYYYMMDD.tfc', where:</text:p>
          </table:table-cell>
          <table:covered-table-cell table:style-name="ce9"/>
          <table:covered-table-cell table:style-name="ce16"/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SS</text:p>
          </table:table-cell>
          <table:table-cell table:style-name="ce17" office:value-type="string">
            <text:p>Two digit station ID, assigned by VisualTraffic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YYYY</text:p>
          </table:table-cell>
          <table:table-cell table:style-name="ce17" office:value-type="string">
            <text:p>Four digit year, e.g. '2009'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MM</text:p>
          </table:table-cell>
          <table:table-cell table:style-name="ce17" office:value-type="string">
            <text:p>Two digit month, e.g. '08' == August</text:p>
          </table:table-cell>
          <table:table-cell table:number-columns-repeated="1021"/>
        </table:table-row>
        <table:table-row table:style-name="ro9">
          <table:table-cell table:style-name="ce7"/>
          <table:table-cell table:style-name="ce7" office:value-type="string">
            <text:p>DD</text:p>
          </table:table-cell>
          <table:table-cell table:style-name="ce17" office:value-type="string">
            <text:p>Two digit day, e.g. '09' == ninth day of the month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7" office:value-type="string">
            <text:p>.vti</text:p>
          </table:table-cell>
          <table:table-cell table:style-name="ce17" office:value-type="string">
            <text:p>A literal '.vti'</text:p>
          </table:table-cell>
          <table:table-cell table:number-columns-repeated="1021"/>
        </table:table-row>
        <table:table-row table:style-name="ro5">
          <table:table-cell table:style-name="ce7" table:number-columns-repeated="2"/>
          <table:table-cell table:style-name="ce17"/>
          <table:table-cell table:number-columns-repeated="1021"/>
        </table:table-row>
        <table:table-row table:style-name="ro12">
          <table:table-cell table:style-name="ce7"/>
          <table:table-cell table:style-name="ce10" office:value-type="string" table:number-columns-spanned="2" table:number-rows-spanned="1">
            <text:p>For example, a log for VisualTraffic's station #3 for August 5th, 2009 would be named '0320090805.vti'.</text:p>
          </table:table-cell>
          <table:covered-table-cell table:style-name="ce17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4:5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07T18:05:30</meta:creation-date>
    <dc:date>2012-08-24T14:55:06</dc:date>
    <meta:editing-cycles>32</meta:editing-cycles>
    <meta:editing-duration>PT78H58M11S</meta:editing-duration>
    <meta:generator>OpenOffice.org/3.2$Unix OpenOffice.org_project/320m19$Build-9505</meta:generator>
    <dc:creator>Fred Gleason</dc:creator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